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/>
    <style:font-face style:name="Times New Roman5" svg:font-family="'Times New Roman'" style:font-family-generic="roman"/>
    <style:font-face style:name="Times New Roman2" svg:font-family="'Times New Roman'" style:font-adornments="Bold" style:font-family-generic="roman"/>
    <style:font-face style:name="Times New Roman1" svg:font-family="'Times New Roman'" style:font-adornments="Italic" style:font-family-generic="roman"/>
    <style:font-face style:name="Times New Roman3" svg:font-family="'Times New Roman'" style:font-adornments="Regular" style:font-family-generic="roman"/>
    <style:font-face style:name="DejaVu Sans1" svg:font-family="'DejaVu Sans'" style:font-family-generic="swiss"/>
    <style:font-face style:name="Courier 10 Pitch" svg:font-family="'Courier 10 Pitch'" style:font-pitch="fixed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4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16.898cm" fo:margin-left="-0.236cm" table:align="left" style:writing-mode="lr-tb"/>
    </style:style>
    <style:style style:name="Table1.A" style:family="table-column">
      <style:table-column-properties style:column-width="10.76cm"/>
    </style:style>
    <style:style style:name="Table1.B" style:family="table-column">
      <style:table-column-properties style:column-width="6.138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Normal_20__28_Web_29_">
      <style:paragraph-properties fo:margin-top="0cm" fo:margin-bottom="0cm" style:contextual-spacing="false" fo:line-height="150%" fo:text-align="center" style:justify-single-word="false"/>
      <style:text-properties fo:font-size="14pt" fo:language="uk" fo:country="UA" fo:font-weight="bold" officeooo:paragraph-rsid="0007d9cd" style:font-size-asian="14pt" style:font-weight-asian="bold" style:font-size-complex="14pt" style:font-weight-complex="bold"/>
    </style:style>
    <style:style style:name="P3" style:family="paragraph" style:parent-style-name="Normal_20__28_Web_29_">
      <style:paragraph-properties fo:margin-top="0cm" fo:margin-bottom="0cm" style:contextual-spacing="false" fo:text-align="end" style:justify-single-word="false" style:snap-to-layout-grid="false">
        <style:tab-stops>
          <style:tab-stop style:position="4.001cm"/>
          <style:tab-stop style:position="5.08cm"/>
          <style:tab-stop style:position="13.018cm"/>
        </style:tab-stops>
      </style:paragraph-properties>
      <style:text-properties fo:font-size="14pt" fo:language="uk" fo:country="UA" fo:font-weight="bold" officeooo:paragraph-rsid="0007d9cd" style:font-size-asian="14pt" style:font-weight-asian="bold" style:font-size-complex="14pt" style:font-weight-complex="bold"/>
    </style:style>
    <style:style style:name="P4" style:family="paragraph" style:parent-style-name="Normal_20__28_Web_29_">
      <style:paragraph-properties fo:margin-top="0cm" fo:margin-bottom="0cm" style:contextual-spacing="false" fo:text-align="end" style:justify-single-word="false">
        <style:tab-stops>
          <style:tab-stop style:position="4.001cm"/>
          <style:tab-stop style:position="5.08cm"/>
          <style:tab-stop style:position="13.018cm"/>
        </style:tab-stops>
      </style:paragraph-properties>
      <style:text-properties fo:font-size="14pt" fo:language="uk" fo:country="UA" fo:font-weight="bold" officeooo:paragraph-rsid="0007d9cd" style:font-size-asian="14pt" style:font-weight-asian="bold" style:font-size-complex="14pt" style:font-weight-complex="bold"/>
    </style:style>
    <style:style style:name="P5" style:family="paragraph" style:parent-style-name="Normal_20__28_Web_29_">
      <style:paragraph-properties fo:margin-top="0cm" fo:margin-bottom="0cm" style:contextual-spacing="false" fo:line-height="150%" fo:text-align="center" style:justify-single-word="false"/>
      <style:text-properties fo:font-size="14pt" fo:language="uk" fo:country="UA" officeooo:paragraph-rsid="0007d9cd" style:font-size-asian="14pt" style:font-size-complex="14pt" style:font-weight-complex="bold"/>
    </style:style>
    <style:style style:name="P6" style:family="paragraph" style:parent-style-name="Normal_20__28_Web_29_">
      <style:paragraph-properties fo:margin-top="0cm" fo:margin-bottom="0cm" style:contextual-spacing="false" fo:text-align="end" style:justify-single-word="false">
        <style:tab-stops>
          <style:tab-stop style:position="4.001cm"/>
          <style:tab-stop style:position="5.08cm"/>
          <style:tab-stop style:position="13.018cm"/>
        </style:tab-stops>
      </style:paragraph-properties>
      <style:text-properties fo:font-size="14pt" fo:language="uk" fo:country="UA" officeooo:paragraph-rsid="0007d9cd" style:font-size-asian="14pt" style:font-size-complex="14pt" style:font-weight-complex="bold"/>
    </style:style>
    <style:style style:name="P7" style:family="paragraph" style:parent-style-name="Normal_20__28_Web_29_">
      <style:paragraph-properties fo:margin-top="0cm" fo:margin-bottom="0cm" style:contextual-spacing="false" fo:line-height="150%" fo:text-align="center" style:justify-single-word="false"/>
      <style:text-properties fo:font-size="11pt" fo:language="uk" fo:country="UA" fo:font-weight="bold" officeooo:paragraph-rsid="0007d9cd" style:font-size-asian="11pt" style:font-weight-asian="bold" style:font-size-complex="11pt" style:font-weight-complex="bold"/>
    </style:style>
    <style:style style:name="P8" style:family="paragraph" style:parent-style-name="Normal_20__28_Web_29_">
      <style:paragraph-properties fo:margin-top="0cm" fo:margin-bottom="0cm" style:contextual-spacing="false" fo:line-height="150%" fo:text-align="center" style:justify-single-word="false"/>
      <style:text-properties fo:font-size="11pt" fo:language="uk" fo:country="UA" officeooo:paragraph-rsid="0007d9cd" style:font-size-asian="11pt" style:font-size-complex="11pt" style:font-weight-complex="bold"/>
    </style:style>
    <style:style style:name="P9" style:family="paragraph" style:parent-style-name="Normal_20__28_Web_29_">
      <style:paragraph-properties fo:margin-top="0cm" fo:margin-bottom="0cm" style:contextual-spacing="false" fo:line-height="150%" fo:text-align="center" style:justify-single-word="false"/>
      <style:text-properties officeooo:paragraph-rsid="0007d9cd"/>
    </style:style>
    <style:style style:name="P10" style:family="paragraph" style:parent-style-name="Normal_20__28_Web_29_" style:master-page-name="First_20_Page">
      <style:paragraph-properties fo:margin-top="0cm" fo:margin-bottom="0cm" style:contextual-spacing="false" fo:line-height="150%" fo:text-align="center" style:justify-single-word="false" style:page-number="auto"/>
      <style:text-properties fo:font-size="14pt" fo:language="uk" fo:country="UA" fo:font-weight="bold" officeooo:paragraph-rsid="0007d9cd" style:font-size-asian="14pt" style:font-weight-asian="bold" style:font-size-complex="14pt" style:font-weight-complex="bold"/>
    </style:style>
    <style:style style:name="P11" style:family="paragraph" style:parent-style-name="Normal_20__28_Web_29_">
      <style:paragraph-properties fo:margin-left="9.208cm" fo:margin-right="0cm" fo:margin-top="0cm" fo:margin-bottom="0cm" style:contextual-spacing="false" fo:line-height="150%" fo:text-indent="0cm" style:auto-text-indent="false"/>
      <style:text-properties fo:font-size="14pt" fo:language="uk" fo:country="UA" officeooo:paragraph-rsid="0007d9cd" style:font-size-asian="14pt" style:font-size-complex="14pt" style:font-weight-complex="bold"/>
    </style:style>
    <style:style style:name="P12" style:family="paragraph" style:parent-style-name="Normal_20__28_Web_29_">
      <style:paragraph-properties fo:margin-left="9.208cm" fo:margin-right="0cm" fo:margin-top="0cm" fo:margin-bottom="0cm" style:contextual-spacing="false" fo:line-height="150%" fo:text-indent="0cm" style:auto-text-indent="false"/>
      <style:text-properties officeooo:paragraph-rsid="0007d9cd"/>
    </style:style>
    <style:style style:name="P13" style:family="paragraph" style:parent-style-name="Normal_20__28_Web_29_">
      <style:paragraph-properties fo:margin-left="9.208cm" fo:margin-right="0cm" fo:margin-top="0cm" fo:margin-bottom="0cm" style:contextual-spacing="false" fo:line-height="150%" fo:text-indent="-9.208cm" style:auto-text-indent="false"/>
      <style:text-properties fo:font-size="14pt" fo:language="uk" fo:country="UA" officeooo:paragraph-rsid="0007d9cd" style:font-size-asian="14pt" style:font-size-complex="14pt" style:font-weight-complex="bold"/>
    </style:style>
    <style:style style:name="P14" style:family="paragraph" style:parent-style-name="Normal_20__28_Web_29_">
      <style:paragraph-properties fo:margin-left="9.208cm" fo:margin-right="0cm" fo:margin-top="0cm" fo:margin-bottom="0cm" style:contextual-spacing="false" fo:line-height="150%" fo:text-indent="-9.208cm" style:auto-text-indent="false"/>
      <style:text-properties officeooo:paragraph-rsid="0007d9cd"/>
    </style:style>
    <style:style style:name="P15" style:family="paragraph" style:parent-style-name="Normal_20__28_Web_29_">
      <style:paragraph-properties fo:margin-left="9.208cm" fo:margin-right="0cm" fo:margin-top="0.423cm" fo:margin-bottom="0cm" style:contextual-spacing="false" fo:line-height="150%" fo:text-indent="-9.208cm" style:auto-text-indent="false"/>
      <style:text-properties officeooo:paragraph-rsid="0007d9cd"/>
    </style:style>
    <style:style style:name="P16" style:family="paragraph" style:parent-style-name="Normal_20__28_Web_29_">
      <style:paragraph-properties fo:margin-left="0cm" fo:margin-right="0cm" fo:margin-top="0cm" fo:margin-bottom="0cm" style:contextual-spacing="false" fo:line-height="150%" fo:text-indent="-9.208cm" style:auto-text-indent="false"/>
      <style:text-properties fo:font-size="14pt" fo:language="uk" fo:country="UA" officeooo:paragraph-rsid="0007d9cd" style:font-size-asian="14pt" style:font-size-complex="14pt" style:font-weight-complex="bold"/>
    </style:style>
    <style:style style:name="P17" style:family="paragraph" style:parent-style-name="Normal_20__28_Web_29_">
      <style:paragraph-properties fo:margin-top="0.423cm" fo:margin-bottom="0cm" style:contextual-spacing="false">
        <style:tab-stops>
          <style:tab-stop style:position="4.001cm"/>
          <style:tab-stop style:position="5.08cm"/>
          <style:tab-stop style:position="13.018cm"/>
        </style:tab-stops>
      </style:paragraph-properties>
      <style:text-properties fo:font-size="14pt" fo:language="uk" fo:country="UA" officeooo:paragraph-rsid="0007d9cd" style:font-size-asian="14pt" style:font-size-complex="14pt" style:font-weight-complex="bold"/>
    </style:style>
    <style:style style:name="P18" style:family="paragraph" style:parent-style-name="Normal_20__28_Web_29_">
      <style:paragraph-properties fo:margin-top="0.423cm" fo:margin-bottom="0cm" style:contextual-spacing="false">
        <style:tab-stops>
          <style:tab-stop style:position="4.001cm"/>
          <style:tab-stop style:position="5.08cm"/>
          <style:tab-stop style:position="13.018cm"/>
        </style:tab-stops>
      </style:paragraph-properties>
      <style:text-properties officeooo:paragraph-rsid="0007d9cd"/>
    </style:style>
    <style:style style:name="P19" style:family="paragraph" style:parent-style-name="Normal_20__28_Web_29_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officeooo:paragraph-rsid="0007d9cd"/>
    </style:style>
    <style:style style:name="P20" style:family="paragraph" style:parent-style-name="Normal_20__28_Web_29_">
      <style:paragraph-properties fo:margin-left="0cm" fo:margin-right="0cm" fo:margin-top="0.423cm" fo:margin-bottom="0cm" style:contextual-spacing="false" fo:text-indent="0cm" style:auto-text-indent="false">
        <style:tab-stops>
          <style:tab-stop style:position="4.001cm"/>
          <style:tab-stop style:position="5.08cm"/>
          <style:tab-stop style:position="13.018cm"/>
        </style:tab-stops>
      </style:paragraph-properties>
      <style:text-properties officeooo:paragraph-rsid="0007d9cd"/>
    </style:style>
    <style:style style:name="P21" style:family="paragraph" style:parent-style-name="Heading_20_1">
      <style:paragraph-properties fo:break-before="page"/>
    </style:style>
    <style:style style:name="P22" style:family="paragraph" style:parent-style-name="Contents_20_2">
      <style:paragraph-properties>
        <style:tab-stops>
          <style:tab-stop style:position="16.593cm" style:type="right" style:leader-style="dotted" style:leader-text="."/>
        </style:tab-stops>
      </style:paragraph-properties>
    </style:style>
    <style:style style:name="P23" style:family="paragraph" style:parent-style-name="Heading_20_2">
      <style:paragraph-properties fo:line-height="150%" fo:text-align="center" style:justify-single-word="false"/>
      <style:text-properties officeooo:paragraph-rsid="0007d9cd"/>
    </style:style>
    <style:style style:name="P24" style:family="paragraph" style:parent-style-name="Contents_20_Heading">
      <style:paragraph-properties fo:break-before="page"/>
      <style:text-properties officeooo:paragraph-rsid="0007d9cd"/>
    </style:style>
    <style:style style:name="P25" style:family="paragraph" style:parent-style-name="Contents_20_1">
      <style:paragraph-properties>
        <style:tab-stops>
          <style:tab-stop style:position="16.593cm" style:type="right" style:leader-style="dotted" style:leader-text="."/>
        </style:tab-stops>
      </style:paragraph-properties>
    </style:style>
    <style:style style:name="P26" style:family="paragraph" style:parent-style-name="Standard">
      <style:paragraph-properties fo:line-height="150%">
        <style:tab-stops>
          <style:tab-stop style:position="14.923cm" style:leader-style="dotted" style:leader-text="."/>
        </style:tab-stops>
      </style:paragraph-properties>
      <style:text-properties officeooo:paragraph-rsid="0007d9cd"/>
    </style:style>
    <style:style style:name="P27" style:family="paragraph" style:parent-style-name="Standard" style:list-style-name="Numbering_20_1">
      <style:paragraph-properties fo:margin-top="0cm" fo:margin-bottom="0cm" style:contextual-spacing="false" fo:line-height="150%" fo:text-align="justify" style:justify-single-word="false"/>
      <style:text-properties officeooo:paragraph-rsid="0007d9cd"/>
    </style:style>
    <style:style style:name="P28" style:family="paragraph" style:parent-style-name="Standard" style:list-style-name="Numbering_20_2">
      <style:paragraph-properties fo:margin-top="0cm" fo:margin-bottom="0cm" style:contextual-spacing="false" fo:line-height="150%" fo:text-align="start" style:justify-single-word="false">
        <style:tab-stops>
          <style:tab-stop style:position="14.923cm" style:leader-style="dotted" style:leader-text="."/>
        </style:tab-stops>
      </style:paragraph-properties>
      <style:text-properties officeooo:paragraph-rsid="0007d9cd"/>
    </style:style>
    <style:style style:name="P29" style:family="paragraph" style:parent-style-name="Standard" style:list-style-name="Numbering_20_1">
      <style:paragraph-properties fo:margin-top="0cm" fo:margin-bottom="0cm" style:contextual-spacing="false" fo:line-height="150%" fo:text-align="start" style:justify-single-word="false">
        <style:tab-stops>
          <style:tab-stop style:position="14.923cm" style:leader-style="dotted" style:leader-text="."/>
        </style:tab-stops>
      </style:paragraph-properties>
      <style:text-properties fo:font-weight="normal" officeooo:paragraph-rsid="0007d9cd" style:font-weight-asian="normal" style:font-weight-complex="normal"/>
    </style:style>
    <style:style style:name="P30" style:family="paragraph" style:parent-style-name="Standard" style:list-style-name="Numbering_20_1">
      <style:paragraph-properties fo:margin-top="0cm" fo:margin-bottom="0cm" style:contextual-spacing="false" fo:line-height="150%" fo:text-align="start" style:justify-single-word="false">
        <style:tab-stops>
          <style:tab-stop style:position="14.923cm" style:leader-style="dotted" style:leader-text="."/>
        </style:tab-stops>
      </style:paragraph-properties>
      <style:text-properties fo:color="#00000a" style:font-name="TImes New Roman" fo:font-size="14pt" fo:language="uk" fo:country="UA" fo:font-weight="normal" officeooo:paragraph-rsid="0007d9cd" fo:background-color="#ffffff" style:font-name-asian="Calibri1" style:font-size-asian="14pt" style:language-asian="en" style:country-asian="US" style:font-weight-asian="normal" style:font-name-complex="Times New Roman4" style:font-size-complex="14pt" style:font-weight-complex="normal"/>
    </style:style>
    <style:style style:name="P31" style:family="paragraph" style:parent-style-name="Standard">
      <style:paragraph-properties fo:margin-left="0.635cm" fo:margin-right="0cm" fo:line-height="150%" fo:text-indent="0cm" style:auto-text-indent="false">
        <style:tab-stops>
          <style:tab-stop style:position="14.923cm" style:leader-style="dotted" style:leader-text="."/>
        </style:tab-stops>
      </style:paragraph-properties>
      <style:text-properties officeooo:paragraph-rsid="0007d9cd"/>
    </style:style>
    <style:style style:name="T1" style:family="text">
      <style:text-properties fo:font-size="14pt" fo:language="uk" fo:country="UA" style:font-size-asian="14pt" style:font-size-complex="14pt"/>
    </style:style>
    <style:style style:name="T2" style:family="text">
      <style:text-properties fo:font-size="14pt" fo:language="uk" fo:country="UA" officeooo:rsid="000b266f" style:font-size-asian="14pt" style:font-size-complex="14pt"/>
    </style:style>
    <style:style style:name="T3" style:family="text">
      <style:text-properties fo:font-size="14pt" fo:language="uk" fo:country="UA" style:font-size-asian="14pt" style:font-size-complex="14pt" style:font-weight-complex="bold"/>
    </style:style>
    <style:style style:name="T4" style:family="text">
      <style:text-properties fo:font-size="14pt" fo:language="uk" fo:country="UA" officeooo:rsid="0007efda" style:font-size-asian="14pt" style:font-size-complex="14pt" style:font-weight-complex="bold"/>
    </style:style>
    <style:style style:name="T5" style:family="text">
      <style:text-properties fo:font-size="14pt" fo:language="uk" fo:country="UA" officeooo:rsid="000b182f" style:font-size-asian="14pt" style:font-size-complex="14pt"/>
    </style:style>
    <style:style style:name="T6" style:family="text">
      <style:text-properties fo:font-size="14pt" fo:language="uk" fo:country="UA" officeooo:rsid="0007d9cd" style:font-size-asian="14pt" style:font-size-complex="14pt"/>
    </style:style>
    <style:style style:name="T7" style:family="text">
      <style:text-properties fo:font-size="14pt" fo:language="uk" fo:country="UA" officeooo:rsid="0007efda" style:font-size-asian="14pt" style:font-size-complex="14pt"/>
    </style:style>
    <style:style style:name="T8" style:family="text">
      <style:text-properties fo:font-size="14pt" fo:language="uk" fo:country="UA" fo:font-weight="bold" style:font-size-asian="14pt" style:font-weight-asian="bold" style:font-size-complex="14pt"/>
    </style:style>
    <style:style style:name="T9" style:family="text"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T10" style:family="text">
      <style:text-properties fo:font-size="14pt" fo:language="uk" fo:country="UA" fo:font-weight="bold" officeooo:rsid="000b182f" style:font-size-asian="14pt" style:font-weight-asian="bold" style:font-size-complex="14pt"/>
    </style:style>
    <style:style style:name="T11" style:family="text">
      <style:text-properties fo:font-size="14pt" fo:language="uk" fo:country="UA" fo:font-weight="bold" officeooo:rsid="000b266f" style:font-size-asian="14pt" style:font-weight-asian="bold" style:font-size-complex="14pt"/>
    </style:style>
    <style:style style:name="T12" style:family="text">
      <style:text-properties fo:font-size="14pt" fo:language="uk" fo:country="UA" fo:font-weight="bold" officeooo:rsid="0007d9cd" style:font-size-asian="14pt" style:font-weight-asian="bold" style:font-size-complex="14pt"/>
    </style:style>
    <style:style style:name="T13" style:family="text">
      <style:text-properties fo:font-size="14pt" fo:language="uk" fo:country="UA" fo:font-weight="normal" officeooo:rsid="000b182f" style:font-size-asian="14pt" style:font-weight-asian="normal" style:font-size-complex="14pt" style:font-weight-complex="normal"/>
    </style:style>
    <style:style style:name="T14" style:family="text">
      <style:text-properties fo:font-size="14pt" fo:language="uk" fo:country="UA" fo:font-weight="normal" officeooo:rsid="000b266f" style:font-size-asian="14pt" style:font-weight-asian="normal" style:font-size-complex="14pt" style:font-weight-complex="normal"/>
    </style:style>
    <style:style style:name="T15" style:family="text">
      <style:text-properties fo:font-size="14pt" fo:language="en" fo:country="US" style:font-size-asian="14pt" style:font-size-complex="14pt" style:font-weight-complex="bold"/>
    </style:style>
    <style:style style:name="T16" style:family="text">
      <style:text-properties fo:font-size="14pt" fo:language="en" fo:country="US" officeooo:rsid="000b182f" style:font-size-asian="14pt" style:font-size-complex="14pt" style:font-weight-complex="bold"/>
    </style:style>
    <style:style style:name="T17" style:family="text">
      <style:text-properties fo:font-size="14pt" fo:language="en" fo:country="US" fo:font-weight="bold" officeooo:rsid="000b182f" style:font-size-asian="14pt" style:font-weight-asian="bold" style:font-size-complex="14pt" style:font-weight-complex="bold"/>
    </style:style>
    <style:style style:name="T18" style:family="text">
      <style:text-properties fo:font-size="13.5pt" fo:language="uk" fo:country="UA" style:font-size-asian="13.5pt" style:font-size-complex="13.5pt"/>
    </style:style>
    <style:style style:name="T19" style:family="text">
      <style:text-properties fo:font-size="10pt" fo:language="uk" fo:country="UA" style:font-size-asian="10pt" style:font-size-complex="10pt" style:font-weight-complex="bold"/>
    </style:style>
    <style:style style:name="T20" style:family="text">
      <style:text-properties officeooo:rsid="000b266f"/>
    </style:style>
    <style:style style:name="T21" style:family="text">
      <style:text-properties fo:color="#000000" fo:font-size="14pt" fo:language="uk" fo:country="UA" style:font-size-asian="14pt" style:font-size-complex="14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cm" fo:margin-left="1.8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06cm" fo:text-indent="-0.635cm" fo:margin-left="2.50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41cm" fo:text-indent="-0.635cm" fo:margin-left="3.14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76cm" fo:text-indent="-0.635cm" fo:margin-left="3.77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11cm" fo:text-indent="-0.635cm" fo:margin-left="4.41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46cm" fo:text-indent="-0.635cm" fo:margin-left="5.04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81cm" fo:text-indent="-0.635cm" fo:margin-left="5.6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16cm" fo:text-indent="-0.635cm" fo:margin-left="6.31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51cm" fo:text-indent="-0.635cm" fo:margin-left="6.95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86cm" fo:text-indent="-0.635cm" fo:margin-left="7.58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21cm" fo:text-indent="-0.635cm" fo:margin-left="8.221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Факультет прикладної математики</text:p>
      <text:p text:style-name="P2">Кафедра програмного забезпечення комп’ютерних систем</text:p>
      <text:p text:style-name="P2"/>
      <text:p text:style-name="P11">“ЗАТВЕРДЖЕНО”</text:p>
      <text:p text:style-name="P11">Завідувач кафедри</text:p>
      <text:p text:style-name="P12"><text:span text:style-name="T3">__________ І.А.Дичка</text:span></text:p>
      <text:p text:style-name="P12"><text:span text:style-name="T3">“___” ____________ 201</text:span><text:span text:style-name="T16">3</text:span><text:span text:style-name="T3"> р.<text:tab/></text:span></text:p>
      <text:p text:style-name="P2"/>
      <text:p text:style-name="P7"/>
      <text:p text:style-name="P7"/>
      <text:p text:style-name="P7"/>
      <text:p text:style-name="P9"><text:span text:style-name="T17">СИСТЕМА РОЗПІЗНАВАННЯ ГРАФІЧНИХ ОБРАЗІВ НА ОСНОВІ ВИКОРИСТАННЯ ГРАФІЧНИХ ПРОЦЕСОРІВ</text:span></text:p>
      <text:p text:style-name="P2">Керівництво користувача</text:p>
      <text:p text:style-name="P9"><text:span text:style-name="T1">ПЗКС.</text:span><text:span text:style-name="T18">045440</text:span><text:span text:style-name="T21">-05-34</text:span></text:p>
      <text:p text:style-name="P8"/>
      <text:p text:style-name="P8"/>
      <text:p text:style-name="P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3">“ПОГОДЖЕНО”</text:p>
            <text:p text:style-name="P13"/>
            <text:p text:style-name="P14"><text:span text:style-name="T3">Керівник проекту:</text:span></text:p>
            <text:p text:style-name="P15"><text:span text:style-name="T3">__________ </text:span><text:span text:style-name="T4">О.І. Марченко</text:span></text:p>
            <text:p text:style-name="P13"/>
            <text:p text:style-name="P13">Нормоконтроль:</text:p>
            <text:p text:style-name="P15"><text:span text:style-name="T3">__________ М.В.</text:span><text:span text:style-name="T15"> </text:span><text:span text:style-name="T3">Онай</text:span></text:p>
            <text:p text:style-name="P16">__” ____________ 2011 р.</text:p>
          </table:table-cell>
          <table:table-cell table:style-name="Table1.A1" office:value-type="string">
            <text:p text:style-name="P3"/>
            <text:p text:style-name="P4"/>
            <text:p text:style-name="P4"/>
            <text:p text:style-name="P4"/>
            <text:p text:style-name="P6"/>
            <text:p text:style-name="P20"><text:span text:style-name="T3">Виконавець:</text:span><text:span text:style-name="T9"> </text:span></text:p>
            <text:p text:style-name="P20"><text:span text:style-name="T3">__________ І.І. Іваненко</text:span></text:p>
            <text:p text:style-name="P5"/>
          </table:table-cell>
        </table:table-row>
      </table:table>
      <text:p text:style-name="P19"><text:span text:style-name="T3"/></text:p>
      <text:p text:style-name="P9"><text:span text:style-name="T3"/></text:p>
      <text:p text:style-name="P9"><text:span text:style-name="T3">201</text:span><text:span text:style-name="T16">3</text:span></text:p>
      <text:table-of-content text:style-name="Sect1" text:name="Table of Contents1">
        <text:table-of-content-source text:outline-level="2" text:use-index-source-styles="true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</text:table-of-content-source>
        <text:index-body>
          <text:index-title text:style-name="Sect1" text:name="Table of Contents1_Head">
            <text:p text:style-name="P24">ЗМІСТ</text:p>
          </text:index-title>
          <text:p text:style-name="P25"><text:a xlink:type="simple" xlink:href="#__RefHeading__2130_122874175" text:style-name="Index_20_Link" text:visited-style-name="Index_20_Link">1. Опис системи розпізнавання графічних образів на основі використання      графічних процесорів<text:tab/>3</text:a></text:p>
          <text:p text:style-name="P25"><text:a xlink:type="simple" xlink:href="#__RefHeading__2132_122874175" text:style-name="Index_20_Link" text:visited-style-name="Index_20_Link">2. Опис параметрів командного рядка<text:tab/>4</text:a></text:p>
          <text:p text:style-name="P22"><text:s text:c="4"/><text:a xlink:type="simple" xlink:href="#__RefHeading__2134_122874175" text:style-name="Index_20_Link" text:visited-style-name="Index_20_Link">2.1. Параметр --image<text:tab/>4</text:a></text:p>
          <text:p text:style-name="P22"><text:s text:c="4"/><text:a xlink:type="simple" xlink:href="#__RefHeading__2136_122874175" text:style-name="Index_20_Link" text:visited-style-name="Index_20_Link">2.2. Параметр --camera<text:tab/>4</text:a></text:p>
          <text:p text:style-name="P22"><text:s text:c="4"/><text:a xlink:type="simple" xlink:href="#__RefHeading__2138_122874175" text:style-name="Index_20_Link" text:visited-style-name="Index_20_Link">2.3. Параметр --data<text:tab/>4</text:a></text:p>
          <text:p text:style-name="P22"><text:s text:c="4"/><text:a xlink:type="simple" xlink:href="#__RefHeading__2140_122874175" text:style-name="Index_20_Link" text:visited-style-name="Index_20_Link">2.4. Параметр --cpu<text:tab/>4</text:a></text:p>
          <text:p text:style-name="P22"><text:s text:c="4"/><text:a xlink:type="simple" xlink:href="#__RefHeading__2142_122874175" text:style-name="Index_20_Link" text:visited-style-name="Index_20_Link">2.5. Параметр --gpu<text:tab/>4</text:a></text:p>
          <text:p text:style-name="P22"><text:s text:c="4"/><text:a xlink:type="simple" xlink:href="#__RefHeading__2144_122874175" text:style-name="Index_20_Link" text:visited-style-name="Index_20_Link">2.6. Комбінації параметрів, що призводять до невизначеної поведінки<text:tab/>5</text:a></text:p>
        </text:index-body>
      </text:table-of-content>
      <text:h text:style-name="P23" text:outline-level="2"><text:span text:style-name="T1"/></text:h>
      <text:p text:style-name="P26"/>
      <text:p text:style-name="P26"/>
      <text:p text:style-name="P26"/>
      <text:p text:style-name="P26"/>
      <text:p text:style-name="P31"/>
      <text:h text:style-name="P21" text:outline-level="1"><text:bookmark-start text:name="__RefHeading__2130_122874175"/><text:span text:style-name="T8">1. Опис</text:span><text:span text:style-name="T10"> системи розпізнавання графічних образів на основі використання графічних процесорів</text:span><text:bookmark-end text:name="__RefHeading__2130_122874175"/></text:h>
      <text:p text:style-name="Standard"><text:span text:style-name="T5">Система розпізнавання графічних образів на основі використання графічних процесорів дозволяє користувачу виявляти людські обличчя на статичних зображеннях та у відеопотоці, що отримується з веб-камери.</text:span></text:p>
      <text:p text:style-name="Standard"><text:span text:style-name="T5">Система розпізнавання графічних образів на основі використання графічних процесорів являє собою консольний додаток. Необхідні для роботи параметри передаються у вигляді параметрів командного рядка. Коректними параметрами командного рядка у розробленому додатку являються:</text:span></text:p>
      <text:list xml:id="list13538748951" text:style-name="Numbering_20_1">
        <text:list-item>
          <text:p text:style-name="P27"><text:span text:style-name="T5">--image</text:span></text:p>
        </text:list-item>
        <text:list-item>
          <text:p text:style-name="P27"><text:span text:style-name="T5">--camera</text:span></text:p>
        </text:list-item>
        <text:list-item>
          <text:p text:style-name="P27"><text:span text:style-name="T5">--data</text:span></text:p>
        </text:list-item>
        <text:list-item>
          <text:p text:style-name="P27"><text:span text:style-name="T5">--cpu</text:span></text:p>
        </text:list-item>
        <text:list-item>
          <text:p text:style-name="P27"><text:span text:style-name="T5">--gpu</text:span></text:p>
        </text:list-item>
      </text:list>
      <text:h text:style-name="P21" text:outline-level="1"><text:bookmark-start text:name="__RefHeading__2132_122874175"/><text:span text:style-name="T10">2. Опис параметрів командного рядка</text:span><text:bookmark-end text:name="__RefHeading__2132_122874175"/></text:h>
      <text:h text:style-name="Heading_20_2" text:outline-level="2"><text:bookmark-start text:name="__RefHeading__2134_122874175"/><text:span text:style-name="T10">2.1. Параметр --image</text:span><text:bookmark-end text:name="__RefHeading__2134_122874175"/></text:h>
      <text:p text:style-name="Standard"><text:span text:style-name="T5">Параметр —image дозволяє вказати шлях до зображення на якому необхідно виявити обличчя.</text:span></text:p>
      <text:p text:style-name="Standard"><text:span text:style-name="T5">Приклад використання: --image /home/olehp/lena.jpg</text:span></text:p>
      <text:h text:style-name="Heading_20_2" text:outline-level="2"><text:span text:style-name="T10"/></text:h>
      <text:h text:style-name="Heading_20_2" text:outline-level="2"><text:bookmark-start text:name="__RefHeading__2136_122874175"/><text:span text:style-name="T10">2.</text:span><text:span text:style-name="T11">2</text:span><text:span text:style-name="T10">. Параметр </text:span><text:span text:style-name="T11">--</text:span><text:span text:style-name="T10">camera</text:span><text:bookmark-end text:name="__RefHeading__2136_122874175"/></text:h>
      <text:p text:style-name="Standard"><text:span text:style-name="T13">Параметр </text:span><text:span text:style-name="T14">--camera</text:span><text:span text:style-name="T13"> вказує, що необхідно проводити виявлення облич у відеопотоці, що отримується з веб-камери. Одразу після параметру потрібно передати три аргументи, що представляють відповідно: </text:span></text:p>
      <text:list xml:id="list844172844" text:style-name="Numbering_20_2">
        <text:list-item>
          <text:p text:style-name="P28"><text:span text:style-name="T13">довжину кадру, що отримується;</text:span></text:p>
        </text:list-item>
        <text:list-item>
          <text:p text:style-name="P28"><text:span text:style-name="T13">ширину кадру, що отримується;</text:span></text:p>
        </text:list-item>
        <text:list-item>
          <text:p text:style-name="P28"><text:span text:style-name="T13">ідентифікатор веб-камери, що буде використовуватись.</text:span></text:p>
        </text:list-item>
      </text:list>
      <text:p text:style-name="Standard"><text:span text:style-name="T13">Приклад використання: --camera 640 480 0</text:span></text:p>
      <text:h text:style-name="Heading_20_2" text:outline-level="2"><text:span text:style-name="T10"/></text:h>
      <text:h text:style-name="Heading_20_2" text:outline-level="2"><text:bookmark-start text:name="__RefHeading__2138_122874175"/><text:span text:style-name="T10">2.</text:span><text:span text:style-name="T11">3</text:span><text:span text:style-name="T10">. Параметр </text:span><text:span text:style-name="T11">--data</text:span><text:bookmark-end text:name="__RefHeading__2138_122874175"/></text:h>
      <text:p text:style-name="Standard"><text:span text:style-name="T2">Параметр --data дозволяє вказати шлях до даних, що отримуються при тренуванні класифікаторів.</text:span></text:p>
      <text:p text:style-name="Standard"><text:span text:style-name="T2">Приклад використання: --data /home/olehp/data.xml</text:span></text:p>
      <text:h text:style-name="Heading_20_2" text:outline-level="2"><text:span text:style-name="T10"/></text:h>
      <text:h text:style-name="Heading_20_2" text:outline-level="2"><text:bookmark-start text:name="__RefHeading__2140_122874175"/><text:span text:style-name="T10">2.</text:span><text:span text:style-name="T11">4</text:span><text:span text:style-name="T10">. Параметр </text:span><text:span text:style-name="T11">--cpu</text:span><text:bookmark-end text:name="__RefHeading__2140_122874175"/></text:h>
      <text:p text:style-name="Standard"><text:span text:style-name="T2">Параметр --cpu вказує на необхідність використання лише центрального процесора при роботі.</text:span></text:p>
      <text:h text:style-name="Heading_20_2" text:outline-level="2"><text:span text:style-name="T10"/></text:h>
      <text:h text:style-name="Heading_20_2" text:outline-level="2"><text:bookmark-start text:name="__RefHeading__2142_122874175"/><text:span text:style-name="T10">2.</text:span><text:span text:style-name="T12">5</text:span><text:span text:style-name="T10">. Параметр </text:span><text:span text:style-name="T11">--</text:span><text:span text:style-name="T12">g</text:span><text:span text:style-name="T11">pu</text:span><text:bookmark-end text:name="__RefHeading__2142_122874175"/></text:h>
      <text:p text:style-name="Standard"><text:span text:style-name="T2">Параметр </text:span><text:span text:style-name="T7">--g</text:span><text:span text:style-name="T2">pu вказує на необхідність використання графічного процесора при роботі.</text:span></text:p>
      <text:h text:style-name="Heading_20_2" text:outline-level="2"><text:bookmark-start text:name="__RefHeading__2144_122874175"/><text:soft-page-break/><text:span text:style-name="T2">2.</text:span><text:span text:style-name="T6">6</text:span><text:span text:style-name="T2">. Комбінації параметрів, що призводять до невизначеної поведінки</text:span><text:bookmark-end text:name="__RefHeading__2144_122874175"/></text:h>
      <text:p text:style-name="Standard"><text:span text:style-name="T2">До невизначеної поведінки призводить одночасна передача наступних комбінацій параметрів командного рядка:</text:span></text:p>
      <text:list xml:id="list598198622" text:continue-list="list13538748951" text:style-name="Numbering_20_1">
        <text:list-item>
          <text:p text:style-name="P29"><text:span text:style-name="T2">--cpu та --gpu</text:span></text:p>
        </text:list-item>
        <text:list-item>
          <text:p text:style-name="P30"><text:span text:style-name="T20">--image та --camera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/>
    <style:font-face style:name="Times New Roman5" svg:font-family="'Times New Roman'" style:font-family-generic="roman"/>
    <style:font-face style:name="Times New Roman2" svg:font-family="'Times New Roman'" style:font-adornments="Bold" style:font-family-generic="roman"/>
    <style:font-face style:name="Times New Roman1" svg:font-family="'Times New Roman'" style:font-adornments="Italic" style:font-family-generic="roman"/>
    <style:font-face style:name="Times New Roman3" svg:font-family="'Times New Roman'" style:font-adornments="Regular" style:font-family-generic="roman"/>
    <style:font-face style:name="DejaVu Sans1" svg:font-family="'DejaVu Sans'" style:font-family-generic="swiss"/>
    <style:font-face style:name="Courier 10 Pitch" svg:font-family="'Courier 10 Pitch'" style:font-pitch="fixed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4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style:page-number="auto"/>
      <style:text-properties style:font-name="Times New Roman" fo:font-size="14pt" fo:language="uk" fo:country="UA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Обычный_20__28_веб_29_" style:display-name="Обычный (веб)" style:family="paragraph" style:parent-style-name="Standard">
      <style:paragraph-properties fo:margin-top="0.494cm" fo:margin-bottom="0.494cm" style:contextual-spacing="false"/>
      <style:text-properties fo:language="ru" fo:country="RU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fo:color="#000000" style:font-name="Times New Roman1" fo:font-size="14pt" fo:font-style="normal" fo:font-weight="bold" style:font-size-asian="115%" style:font-weight-asian="normal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page-number="auto"/>
      <style:text-properties fo:color="#000000" style:font-name="Times New Roman2" fo:font-size="14pt" fo:font-style="normal" fo:font-weight="bold" style:font-size-asian="14pt" style:font-style-asian="italic" style:font-weight-asian="bold" style:font-size-complex="14pt" style:font-style-complex="italic" style:font-weight-complex="normal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 text:number-lines="false" text:line-number="0"/>
      <style:text-properties style:font-name="Times New Roman2" fo:font-size="14pt" fo:font-weight="bold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line-height="150%" fo:text-indent="0cm" style:auto-text-indent="false">
        <style:tab-stops>
          <style:tab-stop style:position="16.593cm" style:type="right" style:leader-style="dotted" style:leader-text="."/>
        </style:tab-stops>
      </style:paragraph-properties>
      <style:text-properties style:font-name="Times New Roman3" fo:font-size="14pt" style:font-weight-asian="normal"/>
    </style:style>
    <style:style style:name="Contents_20_2" style:display-name="Contents 2" style:family="paragraph" style:parent-style-name="Index" style:class="index">
      <style:paragraph-properties fo:margin-left="0cm" fo:margin-right="0cm" fo:margin-top="0cm" fo:margin-bottom="0cm" style:contextual-spacing="false" fo:line-height="150%" fo:text-indent="0cm" style:auto-text-indent="false">
        <style:tab-stops>
          <style:tab-stop style:position="16.094cm" style:type="right" style:leader-style="dotted" style:leader-text="."/>
        </style:tab-stops>
      </style:paragraph-properties>
      <style:text-properties style:font-name="Times New Roman3" fo:font-size="14pt" style:font-weight-asian="norm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WenQuanYi Zen Hei Sharp" style:font-size-asian="14pt" style:font-weight-asian="bold" style:font-name-complex="DejaVu Sans" style:font-size-complex="14pt" style:font-weight-complex="bold"/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296cm" style:type="center"/>
          <style:tab-stop style:position="16.593cm" style:type="right"/>
        </style:tab-stops>
      </style:paragraph-properties>
      <style:text-properties style:font-name="Times New Roman3" fo:font-size="14pt" style:font-size-asian="10.5pt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ic" style:family="paragraph" style:parent-style-name="PicDescr" style:class="text" style:master-page-name="">
      <style:paragraph-properties fo:margin-left="0cm" fo:margin-right="0cm" fo:margin-top="0.203cm" fo:margin-bottom="0cm" style:contextual-spacing="false" fo:text-indent="0cm" style:auto-text-indent="false" style:page-number="auto"/>
      <style:text-properties style:font-size-asian="10.5pt"/>
    </style:style>
    <style:style style:name="PicDescr" style:family="paragraph" style:parent-style-name="Standard" style:next-style-name="Standard" style:class="text" style:master-page-name="">
      <style:paragraph-properties fo:margin-left="0cm" fo:margin-right="0cm" fo:margin-top="0cm" fo:margin-bottom="0.203cm" style:contextual-spacing="false" fo:line-height="150%" fo:text-align="center" style:justify-single-word="false" fo:text-indent="0cm" style:auto-text-indent="false" style:page-number="auto"/>
      <style:text-properties fo:color="#000000" style:font-name="Times New Roman" fo:font-size="14pt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96cm" style:type="center"/>
          <style:tab-stop style:position="16.593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fo:language="ru" fo:country="RU"/>
    </style:style>
    <style:style style:name="Numbering_20_Symbols" style:display-name="Numbering Symbols" style:family="text">
      <style:text-properties fo:font-size="14pt" style:font-size-asian="12.25pt" style:font-size-complex="14pt"/>
    </style:style>
    <style:style style:name="Bullet_20_Symbols" style:display-name="Bullet Symbols" style:family="text">
      <style:text-properties style:font-name="OpenSymbol" fo:font-size="14pt" style:font-name-asian="OpenSymbol" style:font-size-asian="12.25pt" style:font-name-complex="OpenSymbol" style:font-size-complex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style:font-name-complex="Symbol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 style:font-name-complex="Wingding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cm" fo:margin-left="1.88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cm" fo:margin-left="1.88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cm" fo:margin-left="1.88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cm" fo:margin-left="1.88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cm" fo:margin-left="1.88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cm" fo:margin-left="1.88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cm" fo:margin-left="1.8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cm" fo:margin-left="1.88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cm" fo:margin-left="1.88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cm" fo:margin-left="1.88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51cm" fo:text-indent="-0.63cm" fo:margin-left="1.88cm"/>
        </style:list-level-properties>
      </text:list-level-style-number>
      <text:list-level-style-number text:level="2" style:num-suffix=")" style:num-format="1" text:start-value="2">
        <style:list-level-properties text:list-level-position-and-space-mode="label-alignment">
          <style:list-level-label-alignment text:label-followed-by="listtab" fo:text-indent="-0.499cm" fo:margin-left="0.998cm"/>
        </style:list-level-properties>
      </text:list-level-style-number>
      <text:list-level-style-number text:level="3" style:num-suffix=")" style:num-format="1" text:start-value="3">
        <style:list-level-properties text:list-level-position-and-space-mode="label-alignment">
          <style:list-level-label-alignment text:label-followed-by="listtab" fo:text-indent="-1cm" fo:margin-left="1.998cm"/>
        </style:list-level-properties>
      </text:list-level-style-number>
      <text:list-level-style-number text:level="4" style:num-suffix=")" style:num-format="1" text:start-value="4">
        <style:list-level-properties text:list-level-position-and-space-mode="label-alignment">
          <style:list-level-label-alignment text:label-followed-by="listtab" fo:text-indent="-1.251cm" fo:margin-left="3.249cm"/>
        </style:list-level-properties>
      </text:list-level-style-number>
      <text:list-level-style-number text:level="5" style:num-suffix=")" style:num-format="1" text:start-value="5">
        <style:list-level-properties text:list-level-position-and-space-mode="label-alignment">
          <style:list-level-label-alignment text:label-followed-by="listtab" fo:text-indent="-1.499cm" fo:margin-left="4.748cm"/>
        </style:list-level-properties>
      </text:list-level-style-number>
      <text:list-level-style-number text:level="6" style:num-suffix=")" style:num-format="1" text:start-value="6">
        <style:list-level-properties text:list-level-position-and-space-mode="label-alignment">
          <style:list-level-label-alignment text:label-followed-by="listtab" fo:text-indent="-1.801cm" fo:margin-left="6.549cm"/>
        </style:list-level-properties>
      </text:list-level-style-number>
      <text:list-level-style-number text:level="7" style:num-suffix=")" style:num-format="1" text:start-value="7">
        <style:list-level-properties text:list-level-position-and-space-mode="label-alignment">
          <style:list-level-label-alignment text:label-followed-by="listtab" fo:text-indent="-2.3cm" fo:margin-left="8.849cm"/>
        </style:list-level-properties>
      </text:list-level-style-number>
      <text:list-level-style-number text:level="8" style:num-suffix=")" style:num-format="1" text:start-value="8">
        <style:list-level-properties text:list-level-position-and-space-mode="label-alignment">
          <style:list-level-label-alignment text:label-followed-by="listtab" fo:text-indent="-2.6cm" fo:margin-left="11.449cm"/>
        </style:list-level-properties>
      </text:list-level-style-number>
      <text:list-level-style-number text:level="9" style:num-suffix=")" style:num-format="1" text:start-value="9">
        <style:list-level-properties text:list-level-position-and-space-mode="label-alignment">
          <style:list-level-label-alignment text:label-followed-by="listtab" fo:text-indent="-2.801cm" fo:margin-left="14.25cm"/>
        </style:list-level-properties>
      </text:list-level-style-number>
      <text:list-level-style-number text:level="10" style:num-suffix=")" style:num-format="1" text:start-value="10">
        <style:list-level-properties text:list-level-position-and-space-mode="label-alignment">
          <style:list-level-label-alignment text:label-followed-by="listtab" fo:text-indent="-3.101cm" fo:margin-left="17.351cm"/>
        </style:list-level-properties>
      </text:list-level-style-number>
    </text:list-style>
    <text:list-style style:name="WW8Num12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format="1" text:start-value="6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style:num-format="1" text:start-value="5" text:display-levels="2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.997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02cm" fo:margin-left="0cm" fo:margin-right="0cm" fo:margin-bottom="0cm" style:dynamic-spacing="false"/>
      </style:header-style>
      <style:footer-style>
        <style:header-footer-properties fo:min-height="0.102cm" fo:margin-left="0cm" fo:margin-right="0cm" fo:margin-top="0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eh Palianytsia</meta:initial-creator>
    <meta:creation-date>2013-05-28T21:49:46</meta:creation-date>
    <dc:date>2013-06-09T19:21:40</dc:date>
    <dc:creator>Oleh Palianytsia</dc:creator>
    <meta:editing-duration>P1DT9H31M8S</meta:editing-duration>
    <meta:editing-cycles>45</meta:editing-cycles>
    <meta:generator>LibreOffice/3.6$Linux_x86 LibreOffice_project/360m1$Build-2</meta:generator>
    <meta:document-statistic meta:table-count="1" meta:image-count="0" meta:object-count="0" meta:page-count="5" meta:paragraph-count="57" meta:word-count="345" meta:character-count="2523" meta:non-whitespace-character-count="2239"/>
  </office:meta>
</office:document-meta>
</file>